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Symbol2" svg:font-family="Symbol" style:font-family-generic="system" style:font-pitch="variable"/>
  </office:font-face-decls>
  <office:automatic-styles>
    <style:style style:name="Tabla6" style:family="table">
      <style:table-properties style:width="16.766cm" fo:margin-left="0.222cm" fo:margin-top="0cm" fo:margin-bottom="0cm" table:align="left" style:writing-mode="lr-tb"/>
    </style:style>
    <style:style style:name="Tabla6.A" style:family="table-column">
      <style:table-column-properties style:column-width="1.498cm"/>
    </style:style>
    <style:style style:name="Tabla6.B" style:family="table-column">
      <style:table-column-properties style:column-width="3.168cm"/>
    </style:style>
    <style:style style:name="Tabla6.C" style:family="table-column">
      <style:table-column-properties style:column-width="4.496cm"/>
    </style:style>
    <style:style style:name="Tabla6.D" style:family="table-column">
      <style:table-column-properties style:column-width="4.09cm"/>
    </style:style>
    <style:style style:name="Tabla6.E" style:family="table-column">
      <style:table-column-properties style:column-width="0.161cm"/>
    </style:style>
    <style:style style:name="Tabla6.F" style:family="table-column">
      <style:table-column-properties style:column-width="3.353cm"/>
    </style:style>
    <style:style style:name="Tabla6.1" style:family="table-row">
      <style:table-row-properties style:min-row-height="0.406cm" style:keep-together="true" fo:keep-together="auto"/>
    </style:style>
    <style:style style:name="Tabla6.A1" style:family="table-cell">
      <style:table-cell-properties fo:background-color="#bfbfbf" fo:padding="0cm" fo:border="0.018cm solid #000001">
        <style:background-image/>
      </style:table-cell-properties>
    </style:style>
    <style:style style:name="Tabla6.2" style:family="table-row">
      <style:table-row-properties style:min-row-height="1.099cm" style:keep-together="true" fo:keep-together="auto"/>
    </style:style>
    <style:style style:name="Tabla6.A2" style:family="table-cell">
      <style:table-cell-properties fo:padding="0cm" fo:border="0.018cm solid #000001"/>
    </style:style>
    <style:style style:name="Tabla6.3" style:family="table-row">
      <style:table-row-properties style:min-row-height="1.455cm" style:keep-together="true" fo:keep-together="auto"/>
    </style:style>
    <style:style style:name="P1" style:family="paragraph" style:parent-style-name="Normal">
      <style:text-properties fo:language="es" fo:country="ES"/>
    </style:style>
    <style:style style:name="P2" style:family="paragraph" style:parent-style-name="Normal">
      <style:paragraph-properties fo:text-align="justify" style:justify-single-word="false"/>
      <style:text-properties fo:language="es" fo:country="ES"/>
    </style:style>
    <style:style style:name="P3" style:family="paragraph" style:parent-style-name="Normal">
      <style:paragraph-properties fo:text-align="justify" style:justify-single-word="false"/>
    </style:style>
    <style:style style:name="P4" style:family="paragraph" style:parent-style-name="Normal">
      <style:paragraph-properties fo:margin-left="0.115cm" fo:margin-right="0cm" fo:text-align="justify" style:justify-single-word="false" fo:text-indent="0cm" style:auto-text-indent="false">
        <style:tab-stops/>
      </style:paragraph-properties>
      <style:text-properties fo:language="es" fo:country="ES"/>
    </style:style>
    <style:style style:name="P5" style:family="paragraph" style:parent-style-name="Table_20_Paragraph">
      <style:paragraph-properties fo:margin-left="1.82cm" fo:margin-right="1.815cm" fo:line-height="0.37cm" fo:text-align="center" style:justify-single-word="false" fo:text-indent="0cm" style:auto-text-indent="false"/>
    </style:style>
    <style:style style:name="P6" style:family="paragraph" style:parent-style-name="Table_20_Paragraph">
      <style:paragraph-properties fo:margin-left="1.369cm" fo:margin-right="0cm" fo:line-height="0.37cm" fo:text-indent="0cm" style:auto-text-indent="false"/>
    </style:style>
    <style:style style:name="P7" style:family="paragraph" style:parent-style-name="Table_20_Paragraph">
      <style:paragraph-properties fo:margin-left="0.309cm" fo:margin-right="0cm" fo:line-height="0.37cm" fo:text-indent="0cm" style:auto-text-indent="false"/>
    </style:style>
    <style:style style:name="P8" style:family="paragraph" style:parent-style-name="Table_20_Paragraph">
      <style:paragraph-properties fo:margin-left="0.635cm" fo:margin-right="0cm" fo:line-height="0.37cm" fo:text-indent="0cm" style:auto-text-indent="false"/>
    </style:style>
    <style:style style:name="P9" style:family="paragraph" style:parent-style-name="Table_20_Paragraph">
      <style:paragraph-properties fo:margin-left="0.125cm" fo:margin-right="0cm" fo:line-height="0.356cm" fo:text-indent="0cm" style:auto-text-indent="false"/>
    </style:style>
    <style:style style:name="P10" style:family="paragraph" style:parent-style-name="Table_20_Paragraph">
      <style:paragraph-properties fo:margin-left="0.125cm" fo:margin-right="0.617cm" fo:text-indent="0cm" style:auto-text-indent="false"/>
    </style:style>
    <style:style style:name="P11" style:family="paragraph" style:parent-style-name="Table_20_Paragraph" style:list-style-name="WWNum30">
      <style:paragraph-properties fo:margin-left="0.453cm" fo:margin-right="0.771cm" fo:margin-top="0cm" fo:margin-bottom="0cm" fo:line-height="100%" fo:text-align="start" style:justify-single-word="false" fo:text-indent="-0.339cm" style:auto-text-indent="false">
        <style:tab-stops>
          <style:tab-stop style:position="0.455cm"/>
        </style:tab-stops>
      </style:paragraph-properties>
    </style:style>
    <style:style style:name="P12" style:family="paragraph" style:parent-style-name="Table_20_Paragraph" style:list-style-name="WWNum31">
      <style:paragraph-properties fo:margin-left="0.46cm" fo:margin-right="0.349cm" fo:margin-top="0cm" fo:margin-bottom="0cm" fo:line-height="100%" fo:text-align="start" style:justify-single-word="false" fo:text-indent="-0.339cm" style:auto-text-indent="false">
        <style:tab-stops>
          <style:tab-stop style:position="0.462cm"/>
        </style:tab-stops>
      </style:paragraph-properties>
    </style:style>
    <style:style style:name="P13" style:family="paragraph" style:parent-style-name="Table_20_Paragraph" style:list-style-name="WWNum31">
      <style:paragraph-properties fo:margin-left="0.46cm" fo:margin-right="0cm" fo:margin-top="0cm" fo:margin-bottom="0cm" fo:line-height="0.337cm" fo:text-align="start" style:justify-single-word="false" fo:text-indent="-0.34cm" style:auto-text-indent="false">
        <style:tab-stops>
          <style:tab-stop style:position="0.462cm"/>
        </style:tab-stops>
      </style:paragraph-properties>
    </style:style>
    <style:style style:name="P14" style:family="paragraph" style:parent-style-name="Table_20_Paragraph" style:list-style-name="WWNum34">
      <style:paragraph-properties fo:margin-left="0.46cm" fo:margin-right="0cm" fo:margin-top="0cm" fo:margin-bottom="0cm" fo:line-height="0.337cm" fo:text-align="start" style:justify-single-word="false" fo:text-indent="-0.34cm" style:auto-text-indent="false">
        <style:tab-stops>
          <style:tab-stop style:position="0.462cm"/>
        </style:tab-stops>
      </style:paragraph-properties>
    </style:style>
    <style:style style:name="P15" style:family="paragraph" style:parent-style-name="Table_20_Paragraph" style:list-style-name="WWNum34">
      <style:paragraph-properties fo:margin-left="0.46cm" fo:margin-right="0cm" fo:margin-top="0cm" fo:margin-bottom="0cm" fo:line-height="0.363cm" fo:text-align="start" style:justify-single-word="false" fo:text-indent="-0.34cm" style:auto-text-indent="false">
        <style:tab-stops>
          <style:tab-stop style:position="0.462cm"/>
        </style:tab-stops>
      </style:paragraph-properties>
    </style:style>
    <style:style style:name="P16" style:family="paragraph" style:parent-style-name="Table_20_Paragraph" style:list-style-name="WWNum37">
      <style:paragraph-properties fo:margin-left="0.46cm" fo:margin-right="0cm" fo:margin-top="0cm" fo:margin-bottom="0cm" fo:line-height="0.356cm" fo:text-align="start" style:justify-single-word="false" fo:text-indent="-0.34cm" style:auto-text-indent="false">
        <style:tab-stops>
          <style:tab-stop style:position="0.462cm"/>
        </style:tab-stops>
      </style:paragraph-properties>
    </style:style>
    <style:style style:name="P17" style:family="paragraph" style:parent-style-name="Table_20_Paragraph" style:list-style-name="WWNum32">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style>
    <style:style style:name="P18" style:family="paragraph" style:parent-style-name="Table_20_Paragraph" style:list-style-name="WWNum35">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style>
    <style:style style:name="P19" style:family="paragraph" style:parent-style-name="Table_20_Paragraph" style:list-style-name="WWNum38">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style>
    <style:style style:name="P20" style:family="paragraph" style:parent-style-name="Table_20_Paragraph" style:list-style-name="WWNum32">
      <style:paragraph-properties fo:margin-left="0.457cm" fo:margin-right="0cm" fo:margin-top="0cm" fo:margin-bottom="0cm" fo:line-height="0.365cm" fo:text-align="start" style:justify-single-word="false" fo:text-indent="-0.34cm" style:auto-text-indent="false">
        <style:tab-stops>
          <style:tab-stop style:position="0.459cm"/>
        </style:tab-stops>
      </style:paragraph-properties>
    </style:style>
    <style:style style:name="P21" style:family="paragraph" style:parent-style-name="Table_20_Paragraph" style:list-style-name="WWNum35">
      <style:paragraph-properties fo:margin-left="0.457cm" fo:margin-right="0cm" fo:margin-top="0cm" fo:margin-bottom="0cm" fo:line-height="0.365cm" fo:text-align="start" style:justify-single-word="false" fo:text-indent="-0.34cm" style:auto-text-indent="false">
        <style:tab-stops>
          <style:tab-stop style:position="0.459cm"/>
        </style:tab-stops>
      </style:paragraph-properties>
    </style:style>
    <style:style style:name="P22" style:family="paragraph" style:parent-style-name="Table_20_Paragraph" style:list-style-name="WWNum38">
      <style:paragraph-properties fo:margin-left="0.457cm" fo:margin-right="0cm" fo:margin-top="0cm" fo:margin-bottom="0cm" fo:line-height="0.365cm" fo:text-align="start" style:justify-single-word="false" fo:text-indent="-0.34cm" style:auto-text-indent="false">
        <style:tab-stops>
          <style:tab-stop style:position="0.459cm"/>
        </style:tab-stops>
      </style:paragraph-properties>
    </style:style>
    <style:style style:name="P23" style:family="paragraph" style:parent-style-name="Table_20_Paragraph">
      <style:paragraph-properties fo:margin-left="0.125cm" fo:margin-right="0.462cm" fo:text-indent="0cm" style:auto-text-indent="false"/>
    </style:style>
    <style:style style:name="P24" style:family="paragraph" style:parent-style-name="Table_20_Paragraph" style:list-style-name="WWNum33">
      <style:paragraph-properties fo:margin-left="0.453cm" fo:margin-right="0cm" fo:margin-top="0cm" fo:margin-bottom="0cm" fo:line-height="0.356cm" fo:text-align="start" style:justify-single-word="false" fo:text-indent="-0.34cm" style:auto-text-indent="false">
        <style:tab-stops>
          <style:tab-stop style:position="0.455cm"/>
        </style:tab-stops>
      </style:paragraph-properties>
    </style:style>
    <style:style style:name="P25" style:family="paragraph" style:parent-style-name="Table_20_Paragraph" style:list-style-name="WWNum36">
      <style:paragraph-properties fo:margin-left="0.453cm" fo:margin-right="0cm" fo:margin-top="0cm" fo:margin-bottom="0cm" fo:line-height="0.356cm" fo:text-align="start" style:justify-single-word="false" fo:text-indent="-0.34cm" style:auto-text-indent="false">
        <style:tab-stops>
          <style:tab-stop style:position="0.455cm"/>
        </style:tab-stops>
      </style:paragraph-properties>
    </style:style>
    <style:style style:name="P26" style:family="paragraph" style:parent-style-name="Table_20_Paragraph" style:list-style-name="WWNum33">
      <style:paragraph-properties fo:margin-left="0.453cm" fo:margin-right="0cm" fo:margin-top="0cm" fo:margin-bottom="0cm" fo:line-height="0.365cm" fo:text-align="start" style:justify-single-word="false" fo:text-indent="-0.34cm" style:auto-text-indent="false">
        <style:tab-stops>
          <style:tab-stop style:position="0.455cm"/>
        </style:tab-stops>
      </style:paragraph-properties>
    </style:style>
    <style:style style:name="P27" style:family="paragraph" style:parent-style-name="Table_20_Paragraph" style:list-style-name="WWNum36">
      <style:paragraph-properties fo:margin-left="0.453cm" fo:margin-right="0cm" fo:margin-top="0cm" fo:margin-bottom="0cm" fo:line-height="0.365cm" fo:text-align="start" style:justify-single-word="false" fo:text-indent="-0.34cm" style:auto-text-indent="false">
        <style:tab-stops>
          <style:tab-stop style:position="0.455cm"/>
        </style:tab-stops>
      </style:paragraph-properties>
    </style:style>
    <style:style style:name="P28" style:family="paragraph" style:parent-style-name="Table_20_Paragraph" style:list-style-name="WWNum34">
      <style:paragraph-properties fo:margin-left="0.46cm" fo:margin-right="0.332cm" fo:margin-top="0cm" fo:margin-bottom="0cm" fo:line-height="100%" fo:text-align="start" style:justify-single-word="false" fo:text-indent="-0.339cm" style:auto-text-indent="false">
        <style:tab-stops>
          <style:tab-stop style:position="0.462cm"/>
        </style:tab-stops>
      </style:paragraph-properties>
    </style:style>
    <style:style style:name="P29" style:family="paragraph" style:parent-style-name="Table_20_Paragraph">
      <style:paragraph-properties fo:margin-left="0.125cm" fo:margin-right="0.707cm" fo:text-indent="0cm" style:auto-text-indent="false"/>
    </style:style>
    <style:style style:name="P30" style:family="paragraph" style:parent-style-name="Table_20_Paragraph">
      <style:paragraph-properties fo:margin-left="0.453cm" fo:margin-right="0cm" fo:margin-top="0.007cm" fo:margin-bottom="0cm" fo:line-height="0.337cm" fo:text-indent="0cm" style:auto-text-indent="false"/>
    </style:style>
    <style:style style:name="P31" style:family="paragraph" style:parent-style-name="Párrafo_20_de_20_lista" style:list-style-name="L4">
      <style:paragraph-properties fo:text-align="justify" style:justify-single-word="false"/>
      <style:text-properties fo:language="es" fo:country="ES"/>
    </style:style>
    <style:style style:name="P32" style:family="paragraph" style:parent-style-name="Párrafo_20_de_20_lista" style:list-style-name="L5">
      <style:paragraph-properties fo:text-align="justify" style:justify-single-word="false"/>
      <style:text-properties fo:language="es" fo:country="ES"/>
    </style:style>
    <style:style style:name="P33" style:family="paragraph" style:parent-style-name="Párrafo_20_de_20_lista" style:list-style-name="L6">
      <style:paragraph-properties fo:text-align="justify" style:justify-single-word="false"/>
    </style:style>
    <style:style style:name="P34" style:family="paragraph" style:parent-style-name="Textformatvorlage">
      <style:paragraph-properties fo:text-align="center" style:justify-single-word="false"/>
    </style:style>
    <style:style style:name="P35" style:family="paragraph" style:parent-style-name="Título_20_1" style:master-page-name="MPF0">
      <style:paragraph-properties style:page-number="auto" fo:break-before="page"/>
    </style:style>
    <style:style style:name="P36" style:family="paragraph" style:parent-style-name="Título_20_2">
      <style:text-properties fo:language="es" fo:country="ES"/>
    </style:style>
    <style:style style:name="P37" style:family="paragraph" style:parent-style-name="Título_20_2">
      <style:paragraph-properties fo:break-before="page"/>
      <style:text-properties fo:language="es" fo:country="ES"/>
    </style:style>
    <style:style style:name="P38" style:family="paragraph" style:parent-style-name="Título_20_3">
      <style:text-properties fo:language="es" fo:country="ES"/>
    </style:style>
    <style:style style:name="P39" style:family="paragraph" style:parent-style-name="Normal">
      <style:paragraph-properties fo:text-align="justify" style:justify-single-word="false"/>
    </style:style>
    <style:style style:name="T1" style:family="text">
      <style:text-properties fo:font-size="9pt" style:font-size-asian="9pt"/>
    </style:style>
    <style:style style:name="T2" style:family="text">
      <style:text-properties fo:font-size="9pt" fo:letter-spacing="-0.004cm" style:font-size-asian="9pt"/>
    </style:style>
    <style:style style:name="T3" style:family="text">
      <style:text-properties fo:font-size="9pt" fo:letter-spacing="-0.005cm" style:font-size-asian="9pt"/>
    </style:style>
    <style:style style:name="T4" style:family="text">
      <style:text-properties fo:font-size="9pt" fo:letter-spacing="0.002cm" style:font-size-asian="9pt"/>
    </style:style>
    <style:style style:name="T5" style:family="text">
      <style:text-properties fo:font-size="9pt" fo:letter-spacing="-0.009cm" style:font-size-asian="9pt"/>
    </style:style>
    <style:style style:name="T6" style:family="text">
      <style:text-properties fo:font-size="9pt" fo:letter-spacing="-0.011cm" style:font-size-asian="9pt"/>
    </style:style>
    <style:style style:name="T7" style:family="text">
      <style:text-properties fo:font-size="9pt" fo:letter-spacing="0.005cm" style:font-size-asian="9pt"/>
    </style:style>
    <style:style style:name="T8" style:family="text">
      <style:text-properties fo:font-size="9pt" fo:letter-spacing="-0.002cm" style:font-size-asian="9pt"/>
    </style:style>
    <style:style style:name="T9" style:family="text">
      <style:text-properties fo:font-size="10pt" style:font-size-asian="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style:font-name="Arial1" fo:font-size="10pt" fo:font-weight="bold" style:font-size-asian="10pt" style:font-weight-asian="bold"/>
    </style:style>
    <text:list-style style:name="L1">
      <text:list-level-style-bullet text:level="1" text:style-name="WW_5f_CharLFO12LVL1" text:bullet-char="-">
        <style:list-level-properties text:list-level-position-and-space-mode="label-alignment">
          <style:list-level-label-alignment text:label-followed-by="listtab" fo:text-indent="-0.635cm" fo:margin-left="0.931cm"/>
        </style:list-level-properties>
        <style:text-properties style:font-name="Times New Roman"/>
      </text:list-level-style-bullet>
      <text:list-level-style-bullet text:level="2" text:style-name="WW_5f_CharLFO12LVL2" text:bullet-char="o">
        <style:list-level-properties text:list-level-position-and-space-mode="label-alignment">
          <style:list-level-label-alignment text:label-followed-by="listtab" fo:text-indent="-0.635cm" fo:margin-left="2.201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47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4.741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011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281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551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9.821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2.02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2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4.5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5.83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1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37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9.64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635cm" fo:margin-left="0.75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0.635cm" fo:margin-left="0.75cm"/>
        </style:list-level-properties>
        <style:text-properties style:font-name="Symbol"/>
      </text:list-level-style-bullet>
      <text:list-level-style-bullet text:level="2" text:style-name="WW_5f_CharLFO16LVL2"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635cm" fo:margin-left="0.75cm"/>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ACTIVIDAD PSI 4:</text:h>
      <text:h text:style-name="Título_20_1" text:outline-level="1">IdentificACIÓN de requisitos</text:h>
      <text:p text:style-name="Normal"/>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2" office:value-type="string">
            <text:p text:style-name="P5"><text:span text:style-name="T12">Tarea</text:span></text:p>
          </table:table-cell>
          <table:covered-table-cell/>
          <table:table-cell table:style-name="Tabla6.A1" office:value-type="string">
            <text:p text:style-name="P6"><text:span text:style-name="T12">Productos</text:span></text:p>
          </table:table-cell>
          <table:table-cell table:style-name="Tabla6.A1" office:value-type="string">
            <text:p text:style-name="P7"><text:span text:style-name="T12">Técnicas y Prácticas</text:span></text:p>
          </table:table-cell>
          <table:table-cell table:style-name="Tabla6.A1" office:value-type="string">
            <text:p text:style-name="P8"><text:span text:style-name="T12">Participantes</text:span></text:p>
          </table:table-cell>
          <table:table-cell table:style-name="Tabla6.A1" office:value-type="string">
            <text:p text:style-name="P34">Participantes</text:p>
          </table:table-cell>
        </table:table-row>
        <table:table-row table:style-name="Tabla6.2">
          <table:table-cell table:style-name="Tabla6.A2" office:value-type="string">
            <text:p text:style-name="P9"><text:span text:style-name="T1">PSI 4.1</text:span></text:p>
          </table:table-cell>
          <table:table-cell table:style-name="Tabla6.A2" office:value-type="string">
            <text:p text:style-name="P10"><text:span text:style-name="T9">Estudio de los Procesos del PSI</text:span></text:p>
          </table:table-cell>
          <table:table-cell table:style-name="Tabla6.A2" office:value-type="string">
            <text:list xml:id="list3356652777922371901" text:style-name="WWNum30">
              <text:list-item>
                <text:p text:style-name="P11"><text:span text:style-name="T1">Modelo de procesos de la organización</text:span></text:p>
              </text:list-item>
            </text:list>
          </table:table-cell>
          <table:table-cell table:style-name="Tabla6.A2" office:value-type="string">
            <text:list xml:id="list7157150758247240130" text:style-name="WWNum31">
              <text:list-item>
                <text:p text:style-name="P12"><text:span text:style-name="T1">Modelado de Procesos de la</text:span><text:span text:style-name="T4"> </text:span><text:span text:style-name="T2">Organización</text:span></text:p>
              </text:list-item>
              <text:list-item>
                <text:p text:style-name="P13"><text:span text:style-name="T1">Sesiones de</text:span><text:span text:style-name="T2"> </text:span><text:span text:style-name="T1">trabajo</text:span></text:p>
              </text:list-item>
            </text:list>
          </table:table-cell>
          <table:table-cell table:style-name="Tabla6.A2" table:number-columns-spanned="2" office:value-type="string">
            <text:list xml:id="list8221372359311726716" text:style-name="WWNum32">
              <text:list-item>
                <text:p text:style-name="P17"><text:span text:style-name="T1">Consultores</text:span></text:p>
              </text:list-item>
              <text:list-item>
                <text:p text:style-name="P20"><text:span text:style-name="T1">Usuarios</text:span><text:span text:style-name="T5"> </text:span><text:span text:style-name="T1">expertos</text:span></text:p>
              </text:list-item>
            </text:list>
          </table:table-cell>
          <table:covered-table-cell/>
        </table:table-row>
        <table:table-row table:style-name="Tabla6.3">
          <table:table-cell table:style-name="Tabla6.A2" office:value-type="string">
            <text:p text:style-name="P9"><text:span text:style-name="T1">PSI 4.2</text:span></text:p>
          </table:table-cell>
          <table:table-cell table:style-name="Tabla6.A2" office:value-type="string">
            <text:p text:style-name="P23"><text:span text:style-name="T9">Análisis de las Necesidades de la Información</text:span></text:p>
          </table:table-cell>
          <table:table-cell table:style-name="Tabla6.A2" office:value-type="string">
            <text:list xml:id="list4262844470690209897" text:style-name="WWNum33">
              <text:list-item>
                <text:p text:style-name="P24"><text:span text:style-name="T1">Necesidades de</text:span><text:span text:style-name="T5"> </text:span><text:span text:style-name="T1">información</text:span></text:p>
              </text:list-item>
              <text:list-item>
                <text:p text:style-name="P26"><text:span text:style-name="T1">Modelo de</text:span><text:span text:style-name="T6"> </text:span><text:span text:style-name="T1">información</text:span></text:p>
              </text:list-item>
            </text:list>
          </table:table-cell>
          <table:table-cell table:style-name="Tabla6.A2" office:value-type="string">
            <text:list xml:id="list7671827049793090577" text:style-name="WWNum34">
              <text:list-item>
                <text:p text:style-name="P28"><text:span text:style-name="T1">Modelo Entidad/Relación extendido</text:span></text:p>
              </text:list-item>
              <text:list-item>
                <text:p text:style-name="P15"><text:span text:style-name="T1">Diagrama de</text:span><text:span text:style-name="T7"> </text:span><text:span text:style-name="T2">clases</text:span></text:p>
              </text:list-item>
              <text:list-item>
                <text:p text:style-name="P14"><text:span text:style-name="T1">Sesiones de trabajo</text:span></text:p>
              </text:list-item>
            </text:list>
          </table:table-cell>
          <table:table-cell table:style-name="Tabla6.A2" table:number-columns-spanned="2" office:value-type="string">
            <text:list xml:id="list8617552211512039675" text:style-name="WWNum35">
              <text:list-item>
                <text:p text:style-name="P18"><text:span text:style-name="T1">Consultores</text:span></text:p>
              </text:list-item>
              <text:list-item>
                <text:p text:style-name="P21"><text:span text:style-name="T1">Usuarios</text:span><text:span text:style-name="T5"> </text:span><text:span text:style-name="T1">expertos</text:span></text:p>
              </text:list-item>
            </text:list>
          </table:table-cell>
          <table:covered-table-cell/>
        </table:table-row>
        <table:table-row table:style-name="Tabla6.2">
          <table:table-cell table:style-name="Tabla6.A2" office:value-type="string">
            <text:p text:style-name="P9"><text:span text:style-name="T1">PSI 4.3</text:span></text:p>
          </table:table-cell>
          <table:table-cell table:style-name="Tabla6.A2" office:value-type="string">
            <text:p text:style-name="P29"><text:span text:style-name="T9">Catalogación de Requisitos</text:span></text:p>
          </table:table-cell>
          <table:table-cell table:style-name="Tabla6.A2" office:value-type="string">
            <text:list xml:id="list2415595131408147918" text:style-name="WWNum36">
              <text:list-item>
                <text:p text:style-name="P25"><text:span text:style-name="T1">Catálogo de</text:span><text:span text:style-name="T8"> </text:span><text:span text:style-name="T1">requisitos:</text:span></text:p>
              </text:list-item>
              <text:list-item>
                <text:p text:style-name="P27"><text:span text:style-name="T1">Requisitos de los</text:span><text:span text:style-name="T3"> </text:span><text:span text:style-name="T1">procesos</text:span></text:p>
              </text:list-item>
            </text:list>
            <text:p text:style-name="P30"><text:span text:style-name="T1">afectados por el PSI</text:span></text:p>
          </table:table-cell>
          <table:table-cell table:style-name="Tabla6.A2" office:value-type="string">
            <text:list xml:id="list2477220624532015494" text:style-name="WWNum37">
              <text:list-item>
                <text:p text:style-name="P16"><text:span text:style-name="T1">Catalogación</text:span></text:p>
              </text:list-item>
            </text:list>
          </table:table-cell>
          <table:table-cell table:style-name="Tabla6.A2" table:number-columns-spanned="2" office:value-type="string">
            <text:list xml:id="list533312077384664095" text:style-name="WWNum38">
              <text:list-item>
                <text:p text:style-name="P19"><text:span text:style-name="T1">Consultores</text:span></text:p>
              </text:list-item>
              <text:list-item>
                <text:p text:style-name="P22"><text:span text:style-name="T1">Usuarios</text:span><text:span text:style-name="T5"> </text:span><text:span text:style-name="T1">expertos</text:span></text:p>
              </text:list-item>
            </text:list>
          </table:table-cell>
          <table:covered-table-cell/>
        </table:table-row>
      </table:table>
      <text:p text:style-name="Standard"/>
      <text:h text:style-name="P36" text:outline-level="2"/>
      <text:h text:style-name="P37" text:outline-level="2">PSI 4.1: </text:h>
      <text:h text:style-name="P36" text:outline-level="2">Estudio de los procesos del psi</text:h>
      <text:p text:style-name="P3"><text:span text:style-name="T10">Se procederá a estudiar cada uno de los procesos que se incluyen en el Plan de Sistemas de Información, identificando sus actividades/funciones principales, la información que utiliza y las unidades organizativas que participan.</text:span></text:p>
      <text:p text:style-name="P3"><text:span text:style-name="T10">El objetivo es obtener unas conclusiones que nos permitan proporcionar una visión global de la organización de la empresa, de manera que sea sencillo identificar los requisitos.</text:span></text:p>
      <text:h text:style-name="P38" text:outline-level="3">2.1.1 Gestión de nóminas</text:h>
      <text:p text:style-name="P2">Las nóminas son realizadas por el departamento de personal, pero tienen muchos problemas a la hora de hacerlo. Por lo generar este es un proceso poco automatizado en el que hay cosas que desean hacer como incluir las horas extra en la nómina del mes en que las realizaron pero que con el sistema actual no es posible.</text:p>
      <text:p text:style-name="P2">Se propone instalar un OAS para gestionar las nóminas y facilitar el trabajo diario de los trabajadores que se dediquen a hacerlas. La aplicación de gestión de nóminas se incluirá junto a otros programas dentro de OAS que se instale.</text:p>
      <text:h text:style-name="P38" text:outline-level="3"><text:bookmark-start text:name="OLE_LINK47"/><text:bookmark-start text:name="OLE_LINK44"/><text:bookmark-start text:name="OLE_LINK43"/>2.1.2 Gestión de cuadrantes.<text:bookmark-end text:name="OLE_LINK47"/><text:bookmark-end text:name="OLE_LINK44"/><text:bookmark-end text:name="OLE_LINK43"/><text:bookmark-start text:name="OLE_LINK46"/><text:bookmark-start text:name="OLE_LINK45"/></text:h>
      <text:p text:style-name="P1">En la actualidad los cuadrantes son realizado por los jefes de personal de cada departamento lo cual aporta poca automatización. </text:p>
      <text:p text:style-name="P1">Dentro del OAS que se instale estará incluida una aplicación del estilo de Visual Planning para poder automatizar estas tareas. Se piensa que la gestión de cuadrantes podría ser un proceso más centralizado, posiblemente una tarea propia del departamento de RRHH por lo que se hará uso de la base de datos centralizada para almacenar los datos de los cuadrantes de modo que si esta gestión migrara de departamento en un futuro no hubiera problemas con ello.</text:p>
      <text:h text:style-name="P38" text:outline-level="3"><text:soft-page-break/>2.1.3 Aplicación de control de horarios.</text:h>
      <text:p text:style-name="P2">Se propone la creación por parte de una empresa externa a Henarsecur de una aplicación desde las que sus trabajadores pudieran fichar e indicar cuando realizan horas extra.</text:p>
      <text:p text:style-name="P2">Esta aplicación estará relacionada con la base de datos centralizada de modo que cuando un trabajador indique su turno quedará registrado. Del mismo modo cuando lo finalice también quedará así que se podrán calcular las horas extras de forma sencilla.</text:p>
      <text:p text:style-name="P2">Por otro lado, esta misma aplicación servirá para hacer llegar a los trabajadores los horarios que les hayan creado por lo que se reducirá las veces que tengan que ir por las oficinas centrales aumentando su productividad. Cabe destacar que el aparcamiento disponible que tiene la empresa en el polígono es limitado.</text:p>
      <text:p text:style-name="P2">La aplicación debería ser un servicio web de modo que fuera compatible tanto con un ordenador como con un dispositivo móvil. En el caso del ordenador la empresa lo tendría que instalar para que los trabajadores pudieran usar la aplicación y en este caso no se reducirían las visitas a la central de la empresa. Por el contrario, en un dispositivo móvil se lograría todo el potencial que la aplicación tendría.</text:p>
      <text:h text:style-name="P38" text:outline-level="3">2.1.4 Mejora de la comunicación interna.<text:bookmark-end text:name="OLE_LINK46"/><text:bookmark-end text:name="OLE_LINK45"/></text:h>
      <text:p text:style-name="P2">En la actualidad la comunicación en la empresa es bastante pobre siendo en su mayoría realizada en papel. Esto no es eficiente además que no permite la automatización de procesos. </text:p>
      <text:p text:style-name="P2">Se desea poder reducir el uso de papel hasta dejarlo en un 5%. Esto se podrá lograr implantando un TPS que recoja todas las transacciones que en la empresa se realicen. Dichas transacciones serán en su mayoría realizadas por los sistemas OAS que se implantarán, pero se debe permitir crear cualquier tipo de mensaje interno entre cualquiera de los departamentos para notificar eventos excepcionales. Sobre el sistema TPS se creará por tanto un pequeño servicio de comunicación interna que podría automatizarse mediante macros de modo que los jefes pudieran rápidamente enviar notificaciones a sus subordinados.</text:p>
      <text:h text:style-name="P38" text:outline-level="3"><text:soft-page-break/>2.1.5 Mejora de la página web.</text:h>
      <text:p text:style-name="P2">En la actualidad la página web de la empresa está desfasada y no permite la realización demasiadas interacciones. Esto entre otras cosas está haciendo que la empresa pierda competitividad a favor de otras empresas dedicadas a la venta online. </text:p>
      <text:p text:style-name="P2">Se plantea comenzar por modernizar la interfaz de la página web para hacerla más amigable. Posteriormente en la página web se detallarán los servicios que la empresa oferta entre los que se incluirán más variedad de productos en el caso de los consumibles. Con esto se pretende que los clientes tengan más variedad de productos dónde elegir de modo que los grandes almacenes dejen de crear tanta presión sobre la empresa.</text:p>
      <text:p text:style-name="P2">Adicionalmente dando visibilidad a todos los productos disponibles se aumentan las posibilidades de que alguien que desee adquirir un producto o servicio acabe comprando otro.</text:p>
      <text:p text:style-name="P2">Posteriormente en la página web se creará un servicio de venta online que reduzca la comunicación por correo entre los clientes y la empresa. Ahora los clientes podrán adquirir los productos y servicios de la empresa desde sus hogares. De este modo la ubicación de la empresa en un polígono se convierte en una ventaja pues al estar cerca de las vías de comunicación los técnicos podrán ir a realizar las instalaciones y el mantenimiento sin problemas. Se evita que los clientes tengan que ir a la empresa a comprar ya que por el hecho se estar en un polígono esto podría ser un engorro que se evita con la compra online. Todas las transacciones realizadas por las compras online serán registradas en el TPS de modo que mejorará considerablemente el acceso a dicha información quedando esta registrada automáticamente en la base de datos centralizada.</text:p>
      <text:p text:style-name="P2">Por último, se aprovechará la gran experiencia de la empresa en el sector para proporcionar un servicio de asesoramiento gratuito en su página web con el que se pretende atraer a cliente nuevos. Dicho asesoramiento será realizado por los teleoperadores para los cuales se deberá adquirir equipos adicionales. Junto al servicio gratuito se ofrecerá otro asesoramiento más profesional de pago orientado a empresas en el que serán los propios trabajadores quienes respondan a las dudas.</text:p>
      <text:p text:style-name="P2"><text:soft-page-break/>Todas estas comunicaciones e interaccione quedarán registradas por el servicio TPS para que con otro servicio DSS se pueda obtener información adicional sobre las principales dudas de los clientes. De este modo la empresa podrá adaptarse mejor al mercado pues conocería mejor las necesidades de sus clientes.</text:p>
      <text:h text:style-name="P38" text:outline-level="3">2.1.6 Control del stock de almacén.</text:h>
      <text:p text:style-name="P2">En la actualidad la empresa tiene un pequeño almacén y una zona para exposiciones en sus instalaciones principales ya que realiza pedidos en función de lo que hayan comprado sus clientes.</text:p>
      <text:p text:style-name="P2">Se plantea automatizar el stock del almacén para saber en todo momento qué productos hay, cuales están por llegar y en la medida de lo posible cuanto les falta por llegar. Esto es necesario ya que se prevé que las ventas online hagan aumentar las ventas lo que complicará la gestión del stock. Esta aplicación vendrá incluida en el paquete OAS que se instalará y se comunicará con la base de datos central mediante el TPS. </text:p>
      <text:p text:style-name="P2">El mismo DSS que se instale para analizar los datos del servicio de asesoramiento también utilizará los datos de ventas para proporcionar informes análisis y decisión que ayuden a determinar el futuro de la empresa. Si sabes los productos que interesan a los clientes podrás adaptarte mejor al mercado.</text:p>
      <text:h text:style-name="P38" text:outline-level="3">2.1.7 Proyecto TIC para el nuevo departamento de televigilancia.</text:h>
      <text:p text:style-name="P2">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2">Los productos TIC que se desean implantar sobre este departamento consisten en <text:bookmark-start text:name="OLE_LINK49"/><text:bookmark-start text:name="OLE_LINK48"/><text:bookmark-start text:name="OLE_LINK51"/><text:bookmark-start text:name="OLE_LINK50"/>una aplicación móvil desde la que los clientes que los contraten puedan monitorizar las cámaras <text:soft-page-break/>que se instalen, así como otros sensores como alarmas o detectores de incendios que la empresa también instala.<text:bookmark-end text:name="OLE_LINK51"/><text:bookmark-end text:name="OLE_LINK50"/></text:p>
      <text:h text:style-name="P36" text:outline-level="2"><text:bookmark-end text:name="OLE_LINK49"/><text:bookmark-end text:name="OLE_LINK48"/>PSI 2.2: </text:h>
      <text:h text:style-name="P36" text:outline-level="2">Organización del PSI</text:h>
      <text:p text:style-name="P1">Para modificar los procesos de la empresa mediante el PSI será necesario implantar las siguientes tecnologías:</text:p>
      <text:h text:style-name="P38" text:outline-level="3">2.2.1 Base de datos centralizada</text:h>
      <text:p text:style-name="P2">La estructura que se desea implantar en la empresa tiene su apoyo en una base de datos centralizada en la que almacenar la información generada por los procesos de la empresa. Como hemos indicado anteriormente creemos que la mejor forma para implantar dicha base de datos es mediante externalización. Una tercera empresa creará un servicio en cloud dónde alojar la base de datos de modos que el resto de las componentes del SI a instalar puedan conectarse a ella. </text:p>
      <text:p text:style-name="P2">Todos los departamentos harán uso de esta base de datos.</text:p>
      <text:h text:style-name="P36" text:outline-level="2">2.2.2 TPS</text:h>
      <text:p text:style-name="P2">Este sistema transaccional gestionará y registrará la actividad de la empresa. Con él 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2">Dentro del sistema TPS se incluye la aplicación para los trabajadores con la que podrán fichar de modo que quedarán registrados sus horarios incluyendo las horas extra. Mediante esta <text:soft-page-break/>aplicación podrán recibir notificaciones desde la central si fuera necesario. Por ejemplo, cuando sus horarios sean modificados.</text:p>
      <text:p text:style-name="P2">Con el TPS se plantea mejorar la productividad interna centralizando el manejo de la información que será guardada en la base de datos mencionada.</text:p>
      <text:p text:style-name="P2">Los principales departamentos que harán uso del sistema TPS son el de Personal y Administración.</text:p>
      <text:h text:style-name="P38" text:outline-level="3">2.2.3 OAS</text:h>
      <text:p text:style-name="P2">Mediante un paquete de herramientas OAS se pretenden automatizar muchos de los procesos que la empres realiza.</text:p>
      <text:p text:style-name="P2">Los datos producidos por los OAS serán centralizados mediante la base de daros de modo que sean accesibles por varios departamentos.</text:p>
      <text:list xml:id="list5510116445528932730" text:style-name="L4">
        <text:list-item>
          <text:p text:style-name="P31">La asignación de turnos de trabajo por el departamento de RRHH.</text:p>
        </text:list-item>
        <text:list-item>
          <text:p text:style-name="P31">La gestión de nóminas por el departamento de RRHH.</text:p>
        </text:list-item>
        <text:list-item>
          <text:p text:style-name="P31"><text:bookmark-start text:name="OLE_LINK53"/><text:bookmark-start text:name="OLE_LINK52"/>Contabilidad de la empresa por parte del departamento de Administración.</text:p>
        </text:list-item>
        <text:list-item>
          <text:p text:style-name="P31">El control del stock del almacén por parte del departamento de Administración.</text:p>
        </text:list-item>
      </text:list>
      <text:h text:style-name="P38" text:outline-level="3"><text:bookmark-end text:name="OLE_LINK53"/><text:bookmark-end text:name="OLE_LINK52"/>2.2.4 Página web</text:h>
      <text:p text:style-name="P2">La mejora de la página web es un aspecto clave del SI que se desea implantar pues abre la puerta a la venta online, un mercado que estaba quitando terreno a la empresa. Aprovechando su gran experiencia en el sector de la seguridad la empresa plante atraer a nuevos clientes <text:soft-page-break/>mediante es te tipo de venta. Adicionalmente y con la misma intención se plantea implantar un servicio de consulta y asesoría online que sería realizado por los actuales teleoperadores.</text:p>
      <text:p text:style-name="P2">Las transacciones generadas por las ventas online serían gestionadas por el TPS y los metadatos de las consultas de los clientes se almacenarían para posteriormente inferir información útil de ellos.</text:p>
      <text:p text:style-name="P2">La página web no será solo para vender productos sino que hará de catálogo de los demás servicios que ofrece la empresa dándoles de este modo una difusión mayor.</text:p>
      <text:h text:style-name="P38" text:outline-level="3">2.2.5 Aplicación para clientes</text:h>
      <text:p text:style-name="P2">Se aprovechará la creación de nuevo departamento de televigilancia para crear un nuevo producto que ofertar a los clientes junto a estos servicios. Se creará una aplicación móvil desde la que los clientes que los contraten puedan monitorizar las cámaras que se instalen, así como otros sensores como alarmas o detectores de incendios que la empresa también instala.</text:p>
      <text:h text:style-name="P38" text:outline-level="3">2.2.6 DSS</text:h>
      <text:p text:style-name="P2">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 de su evolución, de los deseos de los clientes, de aquello que buscan en los productos para así podérselo ofrecer.</text:p>
      <text:h text:style-name="P36" text:outline-level="2">PSI 2.3: </text:h>
      <text:h text:style-name="P36" text:outline-level="2">Definición del Plan de Trabajo</text:h>
      <text:p text:style-name="P2">Para llevar a cabo el SI se plante una metodología iterativa. El producto quedará definido desde un origen, pero su implantación será progresiva para que sea más sencilla de asimilar por la empresa.</text:p>
      <text:p text:style-name="P2"><text:soft-page-break/>Dicha implantación quedará dividida en dos partes realizadas por dos equipos de trabajo de forma paralela. Por un lado, existirá un equipo centrado en la mejora de los procesos internos de la empresa la implantación de TPS, los OAS y finalmente el DSS. Por otro lado, existirá otro equipo dedicado a las aplicaciones móviles más relacionadas con la parte de comunicación y con la visión de la empresa desde el exterior. Este otro equipo se encargaría de mejorar la página web incluyendo la venta de productos y el chat de asesoramiento, de la aplicación para clientes y finalmente de la aplicación para los trabajadores.</text:p>
      <text:p text:style-name="P2">El plan de trabajo es el que sigue:</text:p>
      <text:h text:style-name="P38" text:outline-level="3">2.3.1 Equipo de trabajo interno.</text:h>
      <text:p text:style-name="P2">Este equipo de trabajo comenzará su labor por la elección del servicio de hosting de la base de la base de datos. Para ello trabajará estrechamente con el comité de dirección de la empres pues el servicio elegido afectará en gran medida el precio final del producto. Para ellos se establece un periodo de dos semanas.</text:p>
      <text:p text:style-name="P2">A continuación, se procederá a implantar el servicio OAS pues la mayoría de grandes problemas de organización existentes en la empresa podrán solucionarse con él. Para implantar cada uno de los cuatro productos que componen el paquete OAS se reservarán dos mese. En la primera mitad del primer mes se realizará un análisis concienzudo de la forma de operar de los trabajadores en la empresa y se realizará el plan de las modificaciones que haya que realizar sobre cada producto OAS que se quiera implantar para que se adapten a la empresa. Posteriormente durante un mes dichas modificaciones serán realizadas. La mitad de mes que queda se evaluará la implantación de producto, se realizarán encuestas a los trabajadores y en caso de ser necesario se realizarán cursillos para ayudarles a empezar a trabajar con las herramientas.</text:p>
      <text:p text:style-name="P2">El orden de implantación de los OAS será:</text:p>
      <text:list xml:id="list31941589078409134" text:style-name="L5">
        <text:list-item>
          <text:p text:style-name="P32">Asignación de turnos de trabajo y creación de horarios.</text:p>
        </text:list-item>
        <text:list-item>
          <text:p text:style-name="P32"><text:soft-page-break/>Gestión de nóminas.</text:p>
        </text:list-item>
        <text:list-item>
          <text:p text:style-name="P32">Contabilidad de la empresa por parte del departamento de Administración.</text:p>
        </text:list-item>
        <text:list-item>
          <text:p text:style-name="P32">El control del stock del almacén por parte del departamento de Administración.</text:p>
        </text:list-item>
      </text:list>
      <text:p text:style-name="P4">Dicho orden permitirá que los OAS que sirvan de soporte para dar servicio a la aplicación móvil de los trabajadores estén ya operativos para el fin del proceso de desarrollo de la misma.</text:p>
      <text:p text:style-name="P2">Una vez instalados los servicios OAS se procederá a instalar los servicios TPS. Para entonces la página web ya estará terminada por lo que en cuanto el TPS esté plenamente implantado podrán comenzar las ventas online. Este TPS también afectará al control se stock en el almacén. Para ellos se dedicarán tres meses. Se necesita dar tiempo suficiente a este apartado pues la página web al estar de cara al cliente tiene que tener un servicio muy fiable en la venta de los productos.</text:p>
      <text:p text:style-name="P2">Tras haber hecho esto este equipo comenzará a trabajar en permitir mediante el TPS establecer una comunicación interna dentro de la empresa mediante un sistema de notificaciones que una vez terminado será utilizado también para que los clientes puedan comunicarse mediante el servicio de asesoría.</text:p>
      <text:p text:style-name="P2">Finalmente se implantará el servicio DSS que evaluará los metadatos generados por la actividad de la empresa para generar documentos administrativos de alto nivel que ayuden a tomar decisiones a cerca del futuro de la compañía. Esto llevará un tiempo de dos mese y medio.</text:p>
      <text:h text:style-name="P38" text:outline-level="3">2.3.2 Equipo de trabajo externo.</text:h>
      <text:p text:style-name="P2">Este equipo comenzará por la creación de la aplicación con la que los trabajadores podrán recibir notificaciones, ver sus horarios de trabajo y fichar. El desarrollo de esta aplicación se prolongará hasta un total de cinco meses de los cuales medio mes será para realizar pruebas de su correcto funcionamiento y para ayudar a los trabajadores a aprender a usarla. Para <text:soft-page-break/>cuando la aplicación esté creada los OAS de nóminas y horarios estarán ya operativos de modo que la aplicación podrá tomar información de ellos para mostrársela a los trabajadores.</text:p>
      <text:p text:style-name="P2">A continuación, comenzarán la creación de la página web la cual debe ser agradable mientras que permita la venta online y la asesoría a clientes. La página web actuará como catálogo de los productos de la empresa. Su desarrollo se prolongará un total de tres meses y medio. La creación de la página web es una tarea crucial que se extenderá durante seis meses en el tiempo debido a la diversidad de tareas a realizar. Cuando la página se esté terminando el servicio TPS del que depende para la venta online también lo estará de modo que las pruebas de la página web se harán también sobre el TPS.</text:p>
      <text:p text:style-name="P2">Una vez finalizada la web se procederá a trabajar modificando el TPS que ya estará operativo para incluir la funcionalidad del chat interno, este trabajo se extenderá durante dos meses y medio con un periodo de medio mes adicional para realizar cuestionarios a los trabajadores y ayudarles a comenzar a trabajar con la herramienta.</text:p>
      <text:h text:style-name="P38" text:outline-level="3">2.3.3 Evaluación del trabajo realizado.</text:h>
      <text:p text:style-name="P2">Se establece un margen de cuatro meses para que actúe de colchón en caso de posibles retrasos. En caso de que esto no sucediera dicho tiempo se empleará en la evaluación de los productos instalados tanto en su buen funcionamiento como en el correcto cumplimiento de los objetivos que la empresa había marcado.</text:p>
      <text:p text:style-name="P2">Recordemos que los objetivos a lograr eran:</text:p>
      <text:list xml:id="list441530349115609231" text:style-name="L6">
        <text:list-item>
          <text:p text:style-name="P33"><text:span text:style-name="Fuente_20_de_20_párrafo_20_predeter."><text:span text:style-name="T11">Aumento de los beneficios de ha</text:span></text:span><text:span text:style-name="Fuente_20_de_20_párrafo_20_predeter."><text:span text:style-name="T11">sta un 12%:</text:span></text:span><text:span text:style-name="Fuente_20_de_20_párrafo_20_predeter."><text:span text:style-name="T10"> se prevé que este aumento vendrá de la mano de la venta online y de los servicios proporcionados por el nuevo departamento de vigilancia.</text:span></text:span></text:p>
        </text:list-item>
        <text:list-item>
          <text:p text:style-name="P33"><text:span text:style-name="Fuente_20_de_20_párrafo_20_predeter."><text:span text:style-name="T11">Mejora de la gestión de los recursos: </text:span></text:span><text:span text:style-name="Fuente_20_de_20_párrafo_20_predeter."><text:span text:style-name="T10">esto se logrará mediante el TPS y el OAS. El TPS permitirá optimizar</text:span></text:span><text:span text:style-name="Fuente_20_de_20_párrafo_20_predeter."><text:span text:style-name="T10"> el control del stock del almacén y el control de las ventas. Por el </text:span></text:span><text:soft-page-break/><text:span text:style-name="Fuente_20_de_20_párrafo_20_predeter."><text:span text:style-name="T10">contrario, el OAS facilitará la creación de los cuadrantes, las nóminas, las cuentas y en general el control de Administración y RRHH.</text:span></text:span></text:p>
        </text:list-item>
        <text:list-item>
          <text:p text:style-name="P33"><text:span text:style-name="Fuente_20_de_20_párrafo_20_predeter."><text:span text:style-name="T11">Aumentar la comunicación reduciendo el uso del papel</text:span></text:span><text:span text:style-name="Fuente_20_de_20_párrafo_20_predeter."><text:span text:style-name="T11"> al 5%:</text:span></text:span><text:span text:style-name="Fuente_20_de_20_párrafo_20_predeter."><text:span text:style-name="T10"> Mediante la aplicación para el personal con la que podrán ver sus horarios, recibir notificaciones y fichar se facilitará en gran medida la comunicación dentro de la empresa. La reducción del uso del papel vendrá de la mano de TPS que incluirá un s</text:span></text:span><text:span text:style-name="Fuente_20_de_20_párrafo_20_predeter."><text:span text:style-name="T10">ervicio de chat interno para los trabajadores de oficina de la empresa.</text:span></text:span></text:p>
        </text:list-item>
      </text:list>
      <text:h text:style-name="P36" text:outline-level="2">PSI 2.4: </text:h>
      <text:h text:style-name="P36" text:outline-level="2">Comunicación del Plan de Trabajo</text:h>
      <text:p text:style-name="P2">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También se presentarán los proyectos adicionales como la mejora de la página web, la aplicación para los clientes y la aplicación para los trabajadores.</text:p>
      <text:p text:style-name="P2">Se expondrán las ideas valoradas hasta llegar a las que finalmente se recomiendan para que en caso de que alguna no llegue a convencer del todo a la empresa esta tenga opciones para elegir en caso de que alguna otra se más de su agrado.</text:p>
      <text:p text:style-name="P3"><text:span text:style-name="Fuente_20_de_20_párrafo_20_predeter."><text:span text:style-name="T10">La reunión con el comité se realizará dos semanas después de la finalización del PSI de modo que este pueda ser revisado convenientemente. El margen de tiempo adicional servirá para crear pequeños prototipos visuales del SI que se desea in</text:span></text:span><text:span text:style-name="Fuente_20_de_20_párrafo_20_predeter."><text:span text:style-name="T10">stalar además de material audiovisual adicional que poder utilizar en la presentación de modo que esta acabe siendo más amena y convincen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Symbol2" svg:font-family="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fo:color="#7f7f7f" style:text-outline="false" style:text-line-through-style="none" style:text-position="0% 100%" fo:font-size="12pt" fo:letter-spacing="normal" fo:language="en" fo:country="US" fo:font-style="normal" style:text-underline-style="none" fo:font-weight="normal" style:letter-kerning="false" style:font-size-asian="12pt" style:language-asian="ja" style:country-asian="JP"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282cm" fo:margin-bottom="0.564cm" fo:line-height="15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7f7f7f" style:text-outline="false" style:text-line-through-style="none" style:text-position="0% 100%" style:font-name="Arial" fo:font-size="12pt" fo:letter-spacing="normal" fo:language="en" fo:country="US" fo:font-style="normal" style:text-underline-style="none" fo:font-weight="normal" style:letter-kerning="false" fo:background-color="transparent" style:font-name-asian="Arial"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564cm" fo:line-height="100%" fo:keep-together="always" fo:hyphenation-ladder-count="no-limit" fo:keep-with-next="always"/>
      <style:text-properties fo:text-transform="uppercase" fo:color="#0072c6" style:font-name="Georgia" fo:font-size="32pt" fo:letter-spacing="0.025cm" style:font-name-asian="Times New Roman" style:font-size-asian="32pt" style:font-size-complex="16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282cm" fo:margin-bottom="0.353cm" fo:line-height="100%" fo:keep-together="always" fo:hyphenation-ladder-count="no-limit" fo:keep-with-next="always"/>
      <style:text-properties fo:text-transform="uppercase" fo:color="#0072c6" style:font-name="Georgia" fo:font-size="20pt" fo:letter-spacing="0.025cm" style:font-name-asian="Times New Roman" style:font-size-asian="20pt" style:font-size-complex="13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282cm" fo:margin-bottom="0.423cm" fo:line-height="100%" fo:keep-together="always" fo:hyphenation-ladder-count="no-limit" fo:keep-with-next="always"/>
      <style:text-properties fo:color="#0072c6" style:font-name="Georgia" fo:font-size="17pt" style:font-name-asian="Times New Roman" style:font-size-asian="17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style-complex="italic"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0072c6" style:font-name="Georgia" style:font-name-asian="Times New Roman"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282cm" fo:margin-bottom="0.318cm" fo:line-height="100%" fo:keep-together="always" fo:hyphenation-ladder-count="no-limit" fo:keep-with-next="always"/>
      <style:text-properties style:font-name="Georgia" fo:letter-spacing="0.025cm" fo:font-style="italic" style:font-name-asian="Times New Roman"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282cm" fo:margin-bottom="0.318cm" fo:line-height="100%" fo:keep-together="always" fo:hyphenation-ladder-count="no-limit" fo:keep-with-next="always"/>
      <style:text-properties style:font-name="Georgia" fo:font-size="13pt" fo:letter-spacing="0.025cm" style:font-name-asian="Times New Roman" style:font-size-asian="13pt" style:font-size-complex="10.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282cm" fo:margin-bottom="0.318cm" fo:line-height="100%" fo:keep-together="always" fo:hyphenation-ladder-count="no-limit" fo:keep-with-next="always"/>
      <style:text-properties style:font-name="Georgia" fo:font-size="13pt" fo:letter-spacing="0.025cm" fo:font-style="italic" style:font-name-asian="Times New Roman" style:font-size-asian="13pt" style:font-style-asian="italic" style:font-size-complex="10.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margin-top="0cm" fo:margin-bottom="0cm" fo:line-height="100%"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Title" style:family="paragraph" style:parent-style-name="Normal" style:next-style-name="Normal" style:class="chapter">
      <style:paragraph-properties fo:margin-top="0cm" fo:margin-bottom="0cm" fo:line-height="100%" fo:hyphenation-ladder-count="no-limit"/>
      <style:text-properties fo:text-transform="uppercase" fo:color="#f98723" style:font-name="Georgia" fo:font-size="42pt" fo:letter-spacing="0.025cm" style:letter-kerning="true" style:font-name-asian="Times New Roman" style:font-size-asian="42pt" style:font-size-complex="28pt" fo:hyphenate="false" fo:hyphenation-remain-char-count="0" fo:hyphenation-push-char-count="0"/>
    </style:style>
    <style:style style:name="Subtitle" style:family="paragraph" style:parent-style-name="Normal" style:next-style-name="Normal" style:class="chapter">
      <style:paragraph-properties fo:margin-top="0cm" fo:margin-bottom="1.27cm" fo:line-height="100%" fo:hyphenation-ladder-count="no-limit"/>
      <style:text-properties fo:text-transform="uppercase" fo:font-size="20pt" style:font-name-asian="Times New Roman" style:font-size-asian="20pt" style:font-size-complex="11pt" fo:hyphenate="false" fo:hyphenation-remain-char-count="0" fo:hyphenation-push-char-count="0"/>
    </style:style>
    <style:style style:name="Lista_20_con_20_viñetas" style:display-name="Lista con viñetas" style:family="paragraph" style:parent-style-name="Normal" style:list-style-name="LFO8">
      <style:paragraph-properties fo:hyphenation-ladder-count="no-limit"/>
      <style:text-properties fo:hyphenate="false" fo:hyphenation-remain-char-count="0" fo:hyphenation-push-char-count="0"/>
    </style:style>
    <style:style style:name="Cita_20_destacada" style:display-name="Cita destacada" style:family="paragraph" style:parent-style-name="Normal" style:next-style-name="Normal">
      <style:paragraph-properties fo:margin-left="1.067cm" fo:margin-right="1.067cm" fo:margin-top="0.635cm" fo:margin-bottom="0.988cm" fo:line-height="110%" fo:hyphenation-ladder-count="no-limit" fo:text-indent="0cm" style:auto-text-indent="false">
        <style:tab-stops/>
      </style:paragraph-properties>
      <style:text-properties fo:color="#f98723" style:font-name="Georgia" fo:font-size="16pt" fo:font-style="italic" style:font-size-asian="16pt" style:font-style-asian="italic" style:font-style-complex="italic" fo:hyphenate="false" fo:hyphenation-remain-char-count="0" fo:hyphenation-push-char-count="0"/>
    </style:style>
    <style:style style:name="Descripción" style:family="paragraph" style:parent-style-name="Normal" style:next-style-name="Normal">
      <style:paragraph-properties fo:margin-top="0.282cm" fo:margin-bottom="0.353cm" fo:line-height="100%" fo:hyphenation-ladder-count="no-limit"/>
      <style:text-properties fo:font-size="10pt" fo:font-style="italic" style:font-size-asian="10pt" style:font-style-asian="italic" style:font-size-complex="9pt" style:font-style-complex="italic" fo:hyphenate="false" fo:hyphenation-remain-char-count="0" fo:hyphenation-push-char-count="0"/>
    </style:style>
    <style:style style:name="Título_20_TDC" style:display-name="Título TDC" style:family="paragraph" style:parent-style-name="Título_20_1" style:next-style-name="Normal" style:default-outline-level="1" style:list-style-name="">
      <style:paragraph-properties fo:margin-top="0.282cm" fo:margin-bottom="0cm" fo:line-height="150%" fo:hyphenation-ladder-count="no-limit"/>
      <style:text-properties fo:font-size="42pt" style:font-size-asian="42pt"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fo:background-color="#0072c6" fo:padding-left="1.094cm" fo:padding-right="1.094cm" fo:padding-top="0.282cm" fo:padding-bottom="0.282cm" fo:border="0.018cm solid #0072c6" style:shadow="none">
        <style:background-image/>
      </style:paragraph-properties>
      <style:text-properties fo:color="#ffffff" fo:hyphenate="false" fo:hyphenation-remain-char-count="0" fo:hyphenation-push-char-count="0"/>
    </style:style>
    <style:style style:name="Quotations" style:family="paragraph" style:parent-style-name="Normal" style:next-style-name="Normal" style:class="html">
      <style:paragraph-properties fo:margin-left="1.067cm" fo:margin-right="1.067cm" fo:margin-top="0.635cm" fo:margin-bottom="0.988cm" fo:line-height="110%" fo:hyphenation-ladder-count="no-limit" fo:text-indent="0cm" style:auto-text-indent="false">
        <style:tab-stops/>
      </style:paragraph-properties>
      <style:text-properties fo:color="#0072c6" style:font-name="Georgia" fo:font-size="20pt" fo:font-style="italic" style:font-size-asian="20pt" style:font-style-asian="italic" style:font-style-complex="italic" fo:hyphenate="false" fo:hyphenation-remain-char-count="0" fo:hyphenation-push-char-count="0"/>
    </style:style>
    <style:style style:name="Lista_20_con_20_números" style:display-name="Lista con números" style:family="paragraph" style:parent-style-name="Normal" style:list-style-name="LFO7">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style:font-name="Times New Roman" fo:language="es" fo:country="ES" style:font-name-asian="Times New Roman" style:language-asian="es" style:country-asian="ES" style:language-complex="es" style:country-complex="ES"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itle_20_Char" style:display-name="Title Char" style:family="text" style:parent-style-name="Fuente_20_de_20_párrafo_20_predeter.">
      <style:text-properties fo:text-transform="uppercase" fo:color="#f98723" style:font-name="Georgia" fo:font-size="42pt" fo:letter-spacing="0.025cm" style:letter-kerning="true" style:font-name-asian="Times New Roman" style:font-size-asian="42pt" style:font-name-complex="Times New Roman" style:font-size-complex="28pt"/>
    </style:style>
    <style:style style:name="Heading_20_1_20_Char" style:display-name="Heading 1 Char" style:family="text" style:parent-style-name="Fuente_20_de_20_párrafo_20_predeter.">
      <style:text-properties fo:text-transform="uppercase" fo:color="#0072c6" style:font-name="Georgia" fo:font-size="32pt" fo:letter-spacing="0.025cm" style:font-name-asian="Times New Roman" style:font-size-asian="32pt" style:font-name-complex="Times New Roman" style:font-size-complex="16pt"/>
    </style:style>
    <style:style style:name="Heading_20_2_20_Char" style:display-name="Heading 2 Char" style:family="text" style:parent-style-name="Fuente_20_de_20_párrafo_20_predeter.">
      <style:text-properties fo:text-transform="uppercase" fo:color="#0072c6" style:font-name="Georgia" fo:font-size="20pt" fo:letter-spacing="0.025cm" style:font-name-asian="Times New Roman" style:font-size-asian="20pt" style:font-name-complex="Times New Roman" style:font-size-complex="13pt"/>
    </style:style>
    <style:style style:name="Header_20_Char" style:display-name="Header Char" style:family="text" style:parent-style-name="Fuente_20_de_20_párrafo_20_predeter."/>
    <style:style style:name="Subtitle_20_Char" style:display-name="Subtitle Char" style:family="text" style:parent-style-name="Fuente_20_de_20_párrafo_20_predeter.">
      <style:text-properties fo:text-transform="uppercase" fo:font-size="20pt" style:font-name-asian="Times New Roman" style:font-size-asian="20pt" style:font-size-complex="11pt"/>
    </style:style>
    <style:style style:name="Heading_20_7_20_Char" style:display-name="Heading 7 Char" style:family="text" style:parent-style-name="Fuente_20_de_20_párrafo_20_predeter.">
      <style:text-properties style:font-name="Georgia" fo:letter-spacing="0.025cm"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style:font-name="Georgia" fo:font-size="13pt" fo:letter-spacing="0.025cm" style:font-name-asian="Times New Roman" style:font-size-asian="13pt" style:font-name-complex="Times New Roman" style:font-size-complex="10.5pt"/>
    </style:style>
    <style:style style:name="Heading_20_9_20_Char" style:display-name="Heading 9 Char" style:family="text" style:parent-style-name="Fuente_20_de_20_párrafo_20_predeter.">
      <style:text-properties style:font-name="Georgia" fo:font-size="13pt" fo:letter-spacing="0.025cm" fo:font-style="italic" style:font-name-asian="Times New Roman" style:font-size-asian="13pt" style:font-style-asian="italic" style:font-name-complex="Times New Roman" style:font-size-complex="10.5pt" style:font-style-complex="italic"/>
    </style:style>
    <style:style style:name="Énfasis_20_sutil" style:display-name="Énfasis sutil" style:family="text" style:parent-style-name="Fuente_20_de_20_párrafo_20_predeter.">
      <style:text-properties fo:color="#0072c6" fo:font-style="italic" style:font-style-asian="italic" style:font-style-complex="italic"/>
    </style:style>
    <style:style style:name="Énfasis" style:family="text" style:parent-style-name="Fuente_20_de_20_párrafo_20_predeter.">
      <style:text-properties fo:color="#f98723" fo:font-style="italic" style:font-style-asian="italic" style:font-style-complex="italic"/>
    </style:style>
    <style:style style:name="Énfasis_20_intenso" style:display-name="Énfasis intenso" style:family="text" style:parent-style-name="Fuente_20_de_20_párrafo_20_predeter.">
      <style:text-properties fo:color="#f98723" fo:font-style="italic" fo:font-weight="bold" style:font-style-asian="italic" style:font-weight-asian="bold" style:font-style-complex="italic"/>
    </style:style>
    <style:style style:name="Texto_20_en_20_negrita" style:display-name="Texto en negrita" style:family="text" style:parent-style-name="Fuente_20_de_20_párrafo_20_predeter.">
      <style:text-properties fo:color="#0072c6" fo:font-weight="bold" style:font-weight-asian="bold" style:font-weight-complex="bold"/>
    </style:style>
    <style:style style:name="Referencia_20_sutil" style:display-name="Referencia sutil" style:family="text" style:parent-style-name="Fuente_20_de_20_párrafo_20_predeter.">
      <style:text-properties fo:font-variant="normal" fo:text-transform="none" fo:color="#0072c6" fo:font-style="italic" style:font-style-asian="italic"/>
    </style:style>
    <style:style style:name="Referencia_20_intensa" style:display-name="Referencia intensa" style:family="text" style:parent-style-name="Fuente_20_de_20_párrafo_20_predeter.">
      <style:text-properties fo:font-variant="normal" fo:text-transform="none" fo:color="#0072c6" fo:letter-spacing="normal" fo:font-style="italic" fo:font-weight="bold" style:font-style-asian="italic" style:font-weight-asian="bold" style:font-weight-complex="bold"/>
    </style:style>
    <style:style style:name="Título_20_del_20_libro" style:display-name="Título del libro" style:family="text" style:parent-style-name="Fuente_20_de_20_párrafo_20_predeter.">
      <style:text-properties fo:color="#0072c6" fo:letter-spacing="normal" fo:font-style="normal" style:text-underline-style="solid" style:text-underline-width="auto" style:text-underline-color="font-color" fo:font-weight="normal" style:text-underline-mode="continuous" style:text-overline-mode="continuous" style:text-line-through-mode="continuous" style:font-style-asian="normal" style:font-weight-asian="normal" style:font-style-complex="italic"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Footer_20_Char" style:display-name="Footer Char" style:family="text" style:parent-style-name="Fuente_20_de_20_párrafo_20_predeter.">
      <style:text-properties fo:color="#ffffff" fo:background-color="#0072c6"/>
    </style:style>
    <style:style style:name="Quote_20_Char" style:display-name="Quote Char" style:family="text" style:parent-style-name="Fuente_20_de_20_párrafo_20_predeter.">
      <style:text-properties fo:color="#0072c6" style:font-name="Georgia" fo:font-size="20pt" fo:font-style="italic" style:font-size-asian="20pt" style:font-style-asian="italic" style:font-style-complex="italic"/>
    </style:style>
    <style:style style:name="Intense_20_Quote_20_Char" style:display-name="Intense Quote Char" style:family="text" style:parent-style-name="Fuente_20_de_20_párrafo_20_predeter.">
      <style:text-properties fo:color="#f98723" style:font-name="Georgia" fo:font-size="16pt" fo:font-style="italic" style:font-size-asian="16pt" style:font-style-asian="italic" style:font-style-complex="italic"/>
    </style:style>
    <style:style style:name="Heading_20_3_20_Char" style:display-name="Heading 3 Char" style:family="text" style:parent-style-name="Fuente_20_de_20_párrafo_20_predeter.">
      <style:text-properties fo:color="#0072c6" style:font-name="Georgia" fo:font-size="17pt" style:font-name-asian="Times New Roman" style:font-size-asian="17pt" style:font-name-complex="Times New Roman"/>
    </style:style>
    <style:style style:name="Heading_20_6_20_Char" style:display-name="Heading 6 Char" style:family="text" style:parent-style-name="Fuente_20_de_20_párrafo_20_predeter.">
      <style:text-properties fo:color="#0072c6" style:font-name="Georgia" style:font-name-asian="Times New Roman" style:font-name-complex="Times New Roman"/>
    </style:style>
    <style:style style:name="Heading_20_4_20_Char" style:display-name="Heading 4 Char" style:family="text" style:parent-style-name="Fuente_20_de_20_párrafo_20_predeter.">
      <style:text-properties fo:color="#2f5496" style:font-name="Calibri Light" fo:font-style="italic" style:font-name-asian="Times New Roman" style:font-style-asian="italic" style:font-name-complex="Times New Roman" style:font-style-complex="italic"/>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Times New Roman" fo:font-size="9pt" style:font-name-asian="Times New Roman" style:font-size-asian="9pt" style:font-name-complex="Times New Roman"/>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Times New Roman" fo:font-size="9pt" style:font-name-asian="Times New Roman" style:font-size-asian="9pt" style:font-name-complex="Times New Roman"/>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Times New Roman" fo:font-size="9pt" style:font-name-asian="Times New Roman" style:font-size-asian="9pt" style:font-name-complex="Times New Roman"/>
    </style:style>
    <style:style style:name="WW_5f_CharLFO15LVL1" style:display-name="WW_CharLFO15LVL1" style:family="text">
      <style:text-properties style:font-name="Symbol"/>
    </style:style>
    <style:style style:name="WW_5f_CharLFO15LVL2" style:display-name="WW_CharLFO15LVL2" style:family="text">
      <style:text-properties style:font-name="Times New Roman" fo:font-size="9pt" style:font-name-asian="Times New Roman" style:font-size-asian="9pt" style:font-name-complex="Times New Roman"/>
    </style:style>
    <style:style style:name="WW_5f_CharLFO16LVL1" style:display-name="WW_CharLFO16LVL1" style:family="text">
      <style:text-properties style:font-name="Symbol"/>
    </style:style>
    <style:style style:name="WW_5f_CharLFO16LVL2" style:display-name="WW_CharLFO16LVL2" style:family="text">
      <style:text-properties style:font-name="Times New Roman" fo:font-size="9pt" style:font-name-asian="Times New Roman" style:font-size-asian="9pt" style:font-name-complex="Times New Roman"/>
    </style:style>
    <style:style style:name="WW_5f_CharLFO17LVL1" style:display-name="WW_CharLFO17LVL1" style:family="text">
      <style:text-properties style:font-name="Symbol"/>
    </style:style>
    <style:style style:name="WW_5f_CharLFO17LVL2" style:display-name="WW_CharLFO17LVL2" style:family="text">
      <style:text-properties style:font-name="Times New Roman" fo:font-size="9pt" style:font-name-asian="Times New Roman" style:font-size-asian="9pt" style:font-name-complex="Times New Roman"/>
    </style:style>
    <style:style style:name="ListLabel_20_1" style:display-name="ListLabel 1" style:family="text">
      <style:text-properties fo:font-size="6pt" fo:language="es" fo:country="ES" style:font-name-asian="Symbol2" style:font-size-asian="6pt" style:language-asian="es" style:country-asian="ES" style:font-name-complex="Symbol2" style:font-size-complex="6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7">
      <text:list-level-style-number text:level="1"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2LVL1"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339cm" fo:margin-left="0.7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762cm" fo:margin-left="1.778cm" fo:margin-right="1.778cm" style:writing-mode="lr-tb" style:footnote-max-height="0cm">
        <style:footnote-sep style:width="0.018cm" style:adjustment="left" style:rel-width="33%" style:color="#7f7f7f"/>
      </style:page-layout-properties>
      <style:header-style/>
      <style:footer-style>
        <style:header-footer-properties fo:min-height="1.77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12</text:page-number></text:p>
      </style:footer>
    </style:master-page>
    <style:master-page style:name="MPF0" style:page-layout-name="Mpm2" style:next-style-name="MP0">
      <style:footer>
        <text:p text:style-name="Footer">PSI2 | P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Juan Casado</meta:initial-creator>
    <meta:creation-date>2019-02-23T17:42:00Z</meta:creation-date>
    <dc:date>2019-02-26T13:15:44.21</dc:date>
    <meta:editing-cycles>7</meta:editing-cycles>
    <meta:editing-duration>PT3H20M45S</meta:editing-duration>
    <meta:document-statistic meta:table-count="1" meta:image-count="0" meta:object-count="0" meta:page-count="12" meta:paragraph-count="124" meta:word-count="3294" meta:character-count="19791"/>
    <meta:user-defined meta:name="AssetID">TF10002024</meta:user-defined>
    <meta:template xlink:type="simple" xlink:actuate="onRequest" xlink:title="" xlink:href="./Business%20Paper"/>
  </office:meta>
</office:document-meta>
</file>